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5pt" style:font-size-asian="15pt" style:font-size-complex="15pt"/>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text-properties fo:font-size="15pt" officeooo:rsid="001d539a" officeooo:paragraph-rsid="001d539a" style:font-size-asian="15pt" style:font-size-complex="15pt"/>
    </style:style>
    <style:style style:name="P5" style:family="paragraph" style:parent-style-name="Standard">
      <style:text-properties fo:font-size="15pt" officeooo:rsid="00226ebb" officeooo:paragraph-rsid="001d539a" style:font-size-asian="15pt" style:font-size-complex="15pt"/>
    </style:style>
    <style:style style:name="T1" style:family="text">
      <style:text-properties officeooo:rsid="001d539a"/>
    </style:style>
    <style:style style:name="T2" style:family="text">
      <style:text-properties officeooo:rsid="001f3e0b"/>
    </style:style>
    <style:style style:name="T3" style:family="text">
      <style:text-properties officeooo:rsid="002064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 Assignment-1</text:p>
      <text:p text:style-name="Standard"/>
      <text:p text:style-name="P3">Documentation for Question <text:span text:style-name="T1">3</text:span></text:p>
      <text:p text:style-name="Standard"/>
      <text:p text:style-name="P2"/>
      <text:p text:style-name="P4">First <text:span text:style-name="T2">line has</text:span> location of the bash shell. Then a while loop is used to read the content of the file that is provided as argument while running the code <text:span text:style-name="T2">(it is stored in $1 by default) and adds the resultant string to the answer string. </text:span><text:span text:style-name="T3">Then it checks for the presence of Result directory in the current working directory and if it is not present it makes the Result directory and then it changes the current working directory to Result and finally writes the answer to the file named output.txt.</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21:43:39.039256100</meta:creation-date>
    <dc:date>2023-08-29T23:56:37.101070707</dc:date>
    <meta:editing-duration>PT28S</meta:editing-duration>
    <meta:editing-cycles>2</meta:editing-cycles>
    <meta:generator>LibreOffice/7.3.7.2$Linux_X86_64 LibreOffice_project/30$Build-2</meta:generator>
    <meta:document-statistic meta:table-count="0" meta:image-count="0" meta:object-count="0" meta:page-count="1" meta:paragraph-count="3" meta:word-count="97" meta:character-count="540" meta:non-whitespace-character-count="446"/>
  </office:meta>
</office:document-meta>
</file>